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.0013in" text:min-label-width="0.3333in" text:list-level-position-and-space-mode="label-alignment">
          <style:list-level-label-alignment text:label-followed-by="listtab" fo:margin-left="0.334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4" style:num-suffix="." style:num-format="1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7" style:num-suffix="." style:num-format="1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4" style:num-suffix="." style:num-format="1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7" style:num-suffix="." style:num-format="1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margin-bottom="0.125in" fo:line-height="0.3333in" fo:margin-left="0.3333in" fo:text-indent="0.4444in">
        <style:tab-stops/>
      </style:paragraph-properties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內文" style:family="paragraph">
      <style:paragraph-properties fo:margin-bottom="0.125in" fo:line-height="0.3333in" fo:margin-left="0.3333in" fo:text-indent="0.4444in">
        <style:tab-stops/>
      </style:paragraph-properties>
    </style:style>
    <style:style style:name="T3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1" style:parent-style-name="內文" style:family="paragraph">
      <style:paragraph-properties style:line-break="normal" fo:text-align="center" style:line-height-at-least="0in" fo:margin-right="0.3347in"/>
    </style:style>
    <style:style style:name="T12" style:parent-style-name="預設段落字型" style:family="text">
      <style:text-properties style:font-name="標楷體" style:font-name-asian="標楷體"/>
    </style:style>
    <style:style style:name="T13" style:parent-style-name="預設段落字型" style:family="text">
      <style:text-properties style:font-name="標楷體" style:font-name-asian="標楷體"/>
    </style:style>
    <style:style style:name="T14" style:parent-style-name="預設段落字型" style:family="text">
      <style:text-properties style:font-name="標楷體" style:font-name-asian="標楷體"/>
    </style:style>
    <style:style style:name="T15" style:parent-style-name="預設段落字型" style:family="text">
      <style:text-properties style:font-name="標楷體" style:font-name-asian="標楷體"/>
    </style:style>
    <style:style style:name="T1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olumn29" style:family="table-column">
      <style:table-column-properties style:column-width="0.9847in"/>
    </style:style>
    <style:style style:name="TableColumn30" style:family="table-column">
      <style:table-column-properties style:column-width="1.9888in"/>
    </style:style>
    <style:style style:name="TableColumn31" style:family="table-column">
      <style:table-column-properties style:column-width="1.0826in"/>
    </style:style>
    <style:style style:name="TableColumn32" style:family="table-column">
      <style:table-column-properties style:column-width="2.8548in"/>
    </style:style>
    <style:style style:name="Table28" style:family="table">
      <style:table-properties style:width="6.9111in" fo:margin-left="-0.0236in" table:align="left"/>
    </style:style>
    <style:style style:name="TableRow33" style:family="table-row">
      <style:table-row-properties style:min-row-height="0.4659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</style:style>
    <style:style style:name="T36" style:parent-style-name="預設段落字型" style:family="text">
      <style:text-properties style:font-name="標楷體" style:font-name-asian="標楷體" style:font-size-complex="11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text-align="center"/>
      <style:text-properties style:font-name="標楷體" style:font-name-asian="標楷體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/>
    </style:style>
    <style:style style:name="T41" style:parent-style-name="預設段落字型" style:family="text">
      <style:text-properties style:font-name="標楷體" style:font-name-asian="標楷體" style:font-size-complex="11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/>
      <style:text-properties style:font-name="標楷體" style:font-name-asian="標楷體"/>
    </style:style>
    <style:style style:name="TableRow44" style:family="table-row">
      <style:table-row-properties style:min-row-height="0.4576in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center"/>
    </style:style>
    <style:style style:name="T47" style:parent-style-name="預設段落字型" style:family="text">
      <style:text-properties style:font-name="標楷體" style:font-name-asian="標楷體" style:font-size-complex="11pt"/>
    </style:style>
    <style:style style:name="T48" style:parent-style-name="預設段落字型" style:family="text">
      <style:text-properties style:font-name="標楷體" style:font-name-asian="標楷體" style:font-size-complex="11pt"/>
    </style:style>
    <style:style style:name="T49" style:parent-style-name="預設段落字型" style:family="text">
      <style:text-properties style:font-name="標楷體" style:font-name-asian="標楷體" style:font-size-complex="11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fo:text-align="center"/>
      <style:text-properties style:font-name="標楷體" style:font-name-asian="標楷體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fo:text-align="center"/>
    </style:style>
    <style:style style:name="T54" style:parent-style-name="預設段落字型" style:family="text">
      <style:text-properties style:font-name="標楷體" style:font-name-asian="標楷體" style:font-size-complex="11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center"/>
      <style:text-properties style:font-name="標楷體" style:font-name-asian="標楷體"/>
    </style:style>
    <style:style style:name="P57" style:parent-style-name="內文" style:family="paragraph">
      <style:text-properties style:font-name="標楷體" style:font-name-asian="標楷體"/>
    </style:style>
    <style:style style:name="TableColumn59" style:family="table-column">
      <style:table-column-properties style:column-width="2.6548in"/>
    </style:style>
    <style:style style:name="TableColumn60" style:family="table-column">
      <style:table-column-properties style:column-width="0.4916in"/>
    </style:style>
    <style:style style:name="TableColumn61" style:family="table-column">
      <style:table-column-properties style:column-width="3.7409in"/>
    </style:style>
    <style:style style:name="Table58" style:family="table">
      <style:table-properties style:width="6.8875in" fo:margin-left="0in" table:align="left"/>
    </style:style>
    <style:style style:name="TableRow62" style:family="table-row">
      <style:table-row-properties style:min-row-height="0.1756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text-align="center" fo:line-height="150%"/>
    </style:style>
    <style:style style:name="T65" style:parent-style-name="預設段落字型" style:family="text">
      <style:text-properties style:font-name="標楷體" style:font-name-asian="標楷體" style:font-size-complex="11pt"/>
    </style:style>
    <style:style style:name="T66" style:parent-style-name="預設段落字型" style:family="text">
      <style:text-properties style:font-name="標楷體" style:font-name-asian="標楷體" style:font-size-complex="11pt"/>
    </style:style>
    <style:style style:name="T67" style:parent-style-name="預設段落字型" style:family="text">
      <style:text-properties style:font-name="標楷體" style:font-name-asian="標楷體" style:font-size-complex="11pt"/>
    </style:style>
    <style:style style:name="T68" style:parent-style-name="預設段落字型" style:family="text">
      <style:text-properties style:font-name="標楷體" style:font-name-asian="標楷體" style:font-size-complex="11pt"/>
    </style:style>
    <style:style style:name="TableCell6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text-align="center" fo:line-height="150%"/>
    </style:style>
    <style:style style:name="T71" style:parent-style-name="預設段落字型" style:family="text">
      <style:text-properties style:font-name="標楷體" style:font-name-asian="標楷體" style:font-size-complex="11pt"/>
    </style:style>
    <style:style style:name="TableCell7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73" style:parent-style-name="內文" style:family="paragraph">
      <style:paragraph-properties style:line-height-at-least="0in" fo:background-color="#FFFFFF"/>
      <style:text-properties style:font-name="標楷體" style:font-name-asian="標楷體" fo:font-size="9pt" style:font-size-asian="9pt" style:font-size-complex="9pt"/>
    </style:style>
    <style:style style:name="P74" style:parent-style-name="內文" style:family="paragraph">
      <style:paragraph-properties fo:text-align="center" style:line-height-at-least="0in" fo:background-color="#FFFFFF"/>
      <style:text-properties style:font-name="標楷體" style:font-name-asian="標楷體"/>
    </style:style>
    <style:style style:name="TableRow75" style:family="table-row">
      <style:table-row-properties style:min-row-height="0.375in"/>
    </style:style>
    <style:style style:name="P76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P77" style:parent-style-name="內文" style:family="paragraph">
      <style:paragraph-properties fo:text-align="center" fo:line-height="150%"/>
      <style:text-properties style:font-name="標楷體" style:font-name-asian="標楷體"/>
    </style:style>
    <style:style style:name="TableCell7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T7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1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2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3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4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5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6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7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8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89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90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91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P92" style:parent-style-name="內文" style:family="paragraph">
      <style:paragraph-properties style:line-height-at-least="0in" fo:margin-right="0.143in"/>
    </style:style>
    <style:style style:name="T9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95" style:parent-style-name="預設段落字型" style:family="text">
      <style:text-properties style:font-name-asian="標楷體" fo:letter-spacing="-0.0027in" fo:font-size="8pt" style:font-size-asian="8pt" style:font-size-complex="8pt"/>
    </style:style>
    <style:style style:name="T96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9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98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99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00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01" style:parent-style-name="內文" style:family="paragraph">
      <style:paragraph-properties style:line-height-at-least="0in" fo:margin-right="0.143in"/>
    </style:style>
    <style:style style:name="T10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0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07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P108" style:parent-style-name="內文" style:family="paragraph">
      <style:paragraph-properties style:line-height-at-least="0in" fo:margin-right="0.143in"/>
    </style:style>
    <style:style style:name="T10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0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11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1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15" style:parent-style-name="內文" style:family="paragraph">
      <style:paragraph-properties style:line-height-at-least="0in" fo:margin-right="0.143in"/>
    </style:style>
    <style:style style:name="T11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23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25" style:parent-style-name="內文" style:family="paragraph">
      <style:paragraph-properties style:line-height-at-least="0in" fo:margin-right="0.143in"/>
    </style:style>
    <style:style style:name="T12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7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8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2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0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31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3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4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9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/>
    </style:style>
    <style:style style:name="T140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 fo:background-color="#FFFFFF"/>
    </style:style>
    <style:style style:name="T141" style:parent-style-name="預設段落字型" style:family="text">
      <style:text-properties style:font-name="標楷體" style:font-name-asian="標楷體" fo:font-weight="bold" style:font-weight-asian="bold" fo:font-size="10pt" style:font-size-asian="10pt" style:font-size-complex="10pt"/>
    </style:style>
    <style:style style:name="T142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43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4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45" style:parent-style-name="預設段落字型" style:family="text">
      <style:text-properties style:font-name="標楷體" style:font-name-asian="標楷體" fo:font-size="10pt" style:font-size-asian="10pt" style:font-size-complex="10pt" fo:background-color="#000000"/>
    </style:style>
    <style:style style:name="T146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47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8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4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51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4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55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56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57" style:parent-style-name="預設段落字型" style:family="text">
      <style:text-properties style:font-name="標楷體" style:font-name-asian="標楷體" fo:font-weight="bold" style:font-weight-asian="bold" style:font-size-complex="11pt"/>
    </style:style>
    <style:style style:name="T15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5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0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4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65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66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6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8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T169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70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71" style:parent-style-name="預設段落字型" style:family="text">
      <style:text-properties style:font-name="標楷體" style:font-name-asian="標楷體" fo:letter-spacing="-0.0027in" fo:font-size="10pt" style:font-size-asian="10pt" style:font-size-complex="10pt" style:text-underline-type="single" style:text-underline-style="solid" style:text-underline-width="auto" style:text-underline-mode="continuous"/>
    </style:style>
    <style:style style:name="T172" style:parent-style-name="預設段落字型" style:family="text">
      <style:text-properties style:font-name="標楷體" style:font-name-asian="標楷體" fo:letter-spacing="-0.0027in" fo:font-size="10pt" style:font-size-asian="10pt" style:font-size-complex="10pt"/>
    </style:style>
    <style:style style:name="P173" style:parent-style-name="內文" style:family="paragraph">
      <style:paragraph-properties style:line-height-at-least="0in" fo:background-color="#FFFFFF"/>
      <style:text-properties style:font-name="標楷體" style:font-name-asian="標楷體" fo:font-size="9pt" style:font-size-asian="9pt" style:font-size-complex="9pt" fo:background-color="#FFFFFF"/>
    </style:style>
    <style:style style:name="P174" style:parent-style-name="內文" style:family="paragraph">
      <style:paragraph-properties style:line-height-at-least="0in" fo:background-color="#FFFFFF"/>
    </style:style>
    <style:style style:name="T175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76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77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178" style:parent-style-name="預設段落字型" style:family="text">
      <style:text-properties style:font-name="標楷體" style:font-name-asian="標楷體" fo:font-size="9pt" style:font-size-asian="9pt" style:font-size-complex="9pt" fo:background-color="#FFFFFF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內文" style:family="paragraph">
      <style:text-properties style:font-name="標楷體" style:font-name-asian="標楷體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內文" style:family="paragraph">
      <style:paragraph-properties fo:text-align="center"/>
      <style:text-properties style:font-name="標楷體" style:font-name-asian="標楷體"/>
    </style:style>
    <style:style style:name="P184" style:parent-style-name="內文" style:family="paragraph">
      <style:text-properties style:font-name="標楷體" style:font-name-asian="標楷體" fo:font-weight="bold" style:font-weight-asian="bold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內文" style:family="paragraph">
      <style:text-properties style:font-name="標楷體" style:font-name-asian="標楷體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內文" style:family="paragraph">
      <style:paragraph-properties fo:text-align="center"/>
      <style:text-properties style:font-name="標楷體" style:font-name-asian="標楷體"/>
    </style:style>
    <style:style style:name="P190" style:parent-style-name="內文" style:family="paragraph">
      <style:text-properties style:font-name="標楷體" style:font-name-asian="標楷體" fo:font-weight="bold" style:font-weight-asian="bold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內文" style:family="paragraph">
      <style:text-properties style:font-name="標楷體" style:font-name-asian="標楷體"/>
    </style:style>
    <style:style style:name="TableCell19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95" style:parent-style-name="內文" style:family="paragraph">
      <style:text-properties style:font-name="標楷體" style:font-name-asian="標楷體"/>
    </style:style>
    <style:style style:name="P196" style:parent-style-name="內文" style:family="paragraph">
      <style:text-properties style:font-name="標楷體" style:font-name-asian="標楷體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內文" style:family="paragraph">
      <style:text-properties style:font-name="標楷體" style:font-name-asian="標楷體"/>
    </style:style>
    <style:style style:name="TableCell20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01" style:parent-style-name="內文" style:family="paragraph">
      <style:text-properties style:font-name="標楷體" style:font-name-asian="標楷體"/>
    </style:style>
    <style:style style:name="P202" style:parent-style-name="內文" style:family="paragraph">
      <style:text-properties style:font-name="標楷體" style:font-name-asian="標楷體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內文" style:family="paragraph">
      <style:text-properties style:font-name="標楷體" style:font-name-asian="標楷體"/>
    </style:style>
    <style:style style:name="TableCell20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07" style:parent-style-name="內文" style:family="paragraph">
      <style:text-properties style:font-name="標楷體" style:font-name-asian="標楷體"/>
    </style:style>
    <style:style style:name="P208" style:parent-style-name="內文" style:family="paragraph">
      <style:text-properties style:font-name="標楷體" style:font-name-asian="標楷體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內文" style:family="paragraph">
      <style:text-properties style:font-name="標楷體" style:font-name-asian="標楷體"/>
    </style:style>
    <style:style style:name="TableCell21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13" style:parent-style-name="內文" style:family="paragraph">
      <style:text-properties style:font-name="標楷體" style:font-name-asian="標楷體"/>
    </style:style>
    <style:style style:name="P214" style:parent-style-name="內文" style:family="paragraph">
      <style:text-properties style:font-name="標楷體" style:font-name-asian="標楷體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內文" style:family="paragraph">
      <style:text-properties style:font-name="標楷體" style:font-name-asian="標楷體"/>
    </style:style>
    <style:style style:name="TableCell21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19" style:parent-style-name="內文" style:family="paragraph">
      <style:text-properties style:font-name="標楷體" style:font-name-asian="標楷體"/>
    </style:style>
    <style:style style:name="P220" style:parent-style-name="內文" style:family="paragraph">
      <style:text-properties style:font-name="標楷體" style:font-name-asian="標楷體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內文" style:family="paragraph">
      <style:text-properties style:font-name="標楷體" style:font-name-asian="標楷體"/>
    </style:style>
    <style:style style:name="TableCell22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25" style:parent-style-name="內文" style:family="paragraph">
      <style:text-properties style:font-name="標楷體" style:font-name-asian="標楷體"/>
    </style:style>
    <style:style style:name="P226" style:parent-style-name="內文" style:family="paragraph">
      <style:text-properties style:font-name="標楷體" style:font-name-asian="標楷體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內文" style:family="paragraph">
      <style:text-properties style:font-name="標楷體" style:font-name-asian="標楷體"/>
    </style:style>
    <style:style style:name="TableCell23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31" style:parent-style-name="內文" style:family="paragraph">
      <style:text-properties style:font-name="標楷體" style:font-name-asian="標楷體"/>
    </style:style>
    <style:style style:name="P232" style:parent-style-name="內文" style:family="paragraph">
      <style:text-properties style:font-name="標楷體" style:font-name-asian="標楷體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內文" style:family="paragraph">
      <style:text-properties style:font-name="標楷體" style:font-name-asian="標楷體"/>
    </style:style>
    <style:style style:name="TableCell23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37" style:parent-style-name="內文" style:family="paragraph">
      <style:text-properties style:font-name="標楷體" style:font-name-asian="標楷體"/>
    </style:style>
    <style:style style:name="P238" style:parent-style-name="內文" style:family="paragraph">
      <style:text-properties style:font-name="標楷體" style:font-name-asian="標楷體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內文" style:family="paragraph">
      <style:text-properties style:font-name="標楷體" style:font-name-asian="標楷體"/>
    </style:style>
    <style:style style:name="TableCell24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43" style:parent-style-name="內文" style:family="paragraph">
      <style:text-properties style:font-name="標楷體" style:font-name-asian="標楷體"/>
    </style:style>
    <style:style style:name="P244" style:parent-style-name="內文" style:family="paragraph">
      <style:text-properties style:font-name="標楷體" style:font-name-asian="標楷體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內文" style:family="paragraph">
      <style:text-properties style:font-name="標楷體" style:font-name-asian="標楷體"/>
    </style:style>
    <style:style style:name="TableCell24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49" style:parent-style-name="內文" style:family="paragraph">
      <style:text-properties style:font-name="標楷體" style:font-name-asian="標楷體"/>
    </style:style>
    <style:style style:name="P250" style:parent-style-name="內文" style:family="paragraph">
      <style:text-properties style:font-name="標楷體" style:font-name-asian="標楷體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內文" style:family="paragraph">
      <style:text-properties style:font-name="標楷體" style:font-name-asian="標楷體"/>
    </style:style>
    <style:style style:name="TableCell25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55" style:parent-style-name="內文" style:family="paragraph">
      <style:text-properties style:font-name="標楷體" style:font-name-asian="標楷體"/>
    </style:style>
    <style:style style:name="P256" style:parent-style-name="內文" style:family="paragraph">
      <style:text-properties style:font-name="標楷體" style:font-name-asian="標楷體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內文" style:family="paragraph">
      <style:text-properties style:font-name="標楷體" style:font-name-asian="標楷體"/>
    </style:style>
    <style:style style:name="TableCell26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61" style:parent-style-name="內文" style:family="paragraph">
      <style:text-properties style:font-name="標楷體" style:font-name-asian="標楷體"/>
    </style:style>
    <style:style style:name="P262" style:parent-style-name="內文" style:family="paragraph">
      <style:text-properties style:font-name="標楷體" style:font-name-asian="標楷體"/>
    </style:style>
    <style:style style:name="P263" style:parent-style-name="內文" style:family="paragraph">
      <style:text-properties style:font-name="標楷體" style:font-name-asian="標楷體"/>
    </style:style>
    <style:style style:name="TableColumn265" style:family="table-column">
      <style:table-column-properties style:column-width="3.3236in"/>
    </style:style>
    <style:style style:name="TableColumn266" style:family="table-column">
      <style:table-column-properties style:column-width="3.5638in"/>
    </style:style>
    <style:style style:name="Table264" style:family="table">
      <style:table-properties style:width="6.8875in" fo:margin-left="0in" table:align="left"/>
    </style:style>
    <style:style style:name="TableRow267" style:family="table-row">
      <style:table-row-properties style:min-row-height="0.3381in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fo:text-align="center"/>
    </style:style>
    <style:style style:name="T270" style:parent-style-name="預設段落字型" style:family="text">
      <style:text-properties style:font-name="標楷體" style:font-name-asian="標楷體" style:font-size-complex="11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fo:text-align="center"/>
    </style:style>
    <style:style style:name="T273" style:parent-style-name="預設段落字型" style:family="text">
      <style:text-properties style:font-name="標楷體" style:font-name-asian="標楷體" style:font-size-complex="11pt"/>
    </style:style>
    <style:style style:name="TableRow274" style:family="table-row">
      <style:table-row-properties style:min-row-height="0.7784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內文" style:family="paragraph">
      <style:text-properties style:font-name="標楷體" style:font-name-asian="標楷體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內文" style:family="paragraph">
      <style:text-properties style:font-name="標楷體" style:font-name-asian="標楷體"/>
    </style:style>
    <style:style style:name="P27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80" style:parent-style-name="清單段落" style:list-style-name="LFO1" style:family="paragraph"/>
    <style:style style:name="T281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2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3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4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5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6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7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88" style:parent-style-name="預設段落字型" style:family="text">
      <style:text-properties style:font-name="標楷體" style:font-name-asian="標楷體" style:font-name-complex="MS PGothic" style:letter-kerning="false" fo:font-size="11pt" style:font-size-asian="11pt" style:font-size-complex="11pt"/>
    </style:style>
    <style:style style:name="T289" style:parent-style-name="預設段落字型" style:family="text">
      <style:text-properties style:font-name="標楷體" style:font-name-asian="標楷體" style:font-name-complex="MS PGothic" fo:font-weight="bold" style:font-weight-asian="bold" style:letter-kerning="false" fo:font-size="11pt" style:font-size-asian="11pt" style:font-size-complex="11pt"/>
    </style:style>
    <style:style style:name="T290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91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92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293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P294" style:parent-style-name="清單段落" style:list-style-name="LFO1" style:family="paragraph">
      <style:text-properties style:font-name="標楷體" style:font-name-asian="標楷體" fo:font-size="11pt" style:font-size-asian="11pt" style:font-size-complex="11pt"/>
    </style:style>
    <style:style style:name="P295" style:parent-style-name="清單段落" style:list-style-name="LFO2" style:family="paragraph"/>
    <style:style style:name="T29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9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1" style:parent-style-name="預設段落字型" style:family="text">
      <style:text-properties style:font-name-asian="標楷體" fo:font-size="11pt" style:font-size-asian="11pt" style:font-size-complex="11pt"/>
    </style:style>
    <style:style style:name="T302" style:parent-style-name="預設段落字型" style:family="text">
      <style:text-properties style:font-name-asian="標楷體" fo:font-size="11pt" style:font-size-asian="11pt" style:font-size-complex="11pt"/>
    </style:style>
    <style:style style:name="T303" style:parent-style-name="超連結" style:family="text">
      <style:text-properties style:font-name-asian="標楷體" fo:font-size="11pt" style:font-size-asian="11pt" style:font-size-complex="11pt"/>
    </style:style>
    <style:style style:name="T304" style:parent-style-name="預設段落字型" style:family="text">
      <style:text-properties style:font-name-asian="標楷體" fo:font-size="11pt" style:font-size-asian="11pt" style:font-size-complex="11pt"/>
    </style:style>
    <style:style style:name="T30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309" style:parent-style-name="清單段落" style:list-style-name="LFO2" style:family="paragraph">
      <style:paragraph-properties fo:margin-left="0.4923in" fo:text-indent="-0.1965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P310" style:parent-style-name="內文" style:family="paragraph">
      <style:paragraph-properties fo:text-indent="0.2701in"/>
    </style:style>
    <style:style style:name="T31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7" style:parent-style-name="預設段落字型" style:family="text">
      <style:text-properties style:font-name="新細明體" fo:font-size="11pt" style:font-size-asian="11pt" style:font-size-complex="11pt"/>
    </style:style>
  </office:automatic-styles>
  <office:body>
    <office:text text:use-soft-page-breaks="true">
      <text:p text:style-name="P1"/>
      <text:p text:style-name="P2"><text:span text:style-name="T3"><text:s text:c="2"/></text:span><text:span text:style-name="T4">114<text:s/></text:span><text:span text:style-name="T5"><text:s/></text:span><text:span text:style-name="T6">學年度第</text:span><text:span text:style-name="T7"><text:s/></text:span><text:span text:style-name="T8">1</text:span><text:span text:style-name="T9"><text:s/></text:span><text:span text:style-name="T10">學期期初預修學分數異動申請表</text:span></text:p>
      <text:p text:style-name="P11"><text:span text:style-name="T12"><text:s text:c="40"/></text:span><text:span text:style-name="T13">　　　　</text:span><text:span text:style-name="T14"><text:s text:c="2"/></text:span><text:span text:style-name="T15">　　</text:span><text:span text:style-name="T16">填表日期：</text:span><text:span text:style-name="T17"><text:s text:c="2"/></text:span><text:span text:style-name="T18">114</text:span><text:span text:style-name="T19"><text:s text:c="2"/></text:span><text:span text:style-name="T20">年</text:span><text:span text:style-name="T21"><text:s/></text:span><text:span text:style-name="T22">8</text:span><text:span text:style-name="T23"><text:s/></text:span><text:span text:style-name="T24">月</text:span><text:span text:style-name="T25"><text:s text:c="2"/></text:span><text:span text:style-name="T26">7</text:span><text:span text:style-name="T27">日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申請人</text:span></text:p>
          </table:table-cell>
          <table:table-cell table:style-name="TableCell37">
            <text:p text:style-name="P38">林采榆</text:p>
          </table:table-cell>
          <table:table-cell table:style-name="TableCell39">
            <text:p text:style-name="P40"><text:span text:style-name="T41">系級別</text:span></text:p>
          </table:table-cell>
          <table:table-cell table:style-name="TableCell42">
            <text:p text:style-name="P43">英進修延</text:p>
          </table:table-cell>
        </table:table-row>
        <table:table-row table:style-name="TableRow44">
          <table:table-cell table:style-name="TableCell45">
            <text:p text:style-name="P46"><text:span text:style-name="T47">學</text:span><text:span text:style-name="T48"><text:s text:c="2"/></text:span><text:span text:style-name="T49">號</text:span></text:p>
          </table:table-cell>
          <table:table-cell table:style-name="TableCell50">
            <text:p text:style-name="P51">09621079</text:p>
          </table:table-cell>
          <table:table-cell table:style-name="TableCell52">
            <text:p text:style-name="P53"><text:span text:style-name="T54">聯絡電話</text:span></text:p>
          </table:table-cell>
          <table:table-cell table:style-name="TableCell55">
            <text:p text:style-name="P56">0906819025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rows-spanned="2">
            <text:p text:style-name="P64"><text:span text:style-name="T65">預定修讀科目名稱</text:span><text:span text:style-name="T66">(</text:span><text:span text:style-name="T67">申請人填寫</text:span><text:span text:style-name="T68">)</text:span></text:p>
          </table:table-cell>
          <table:table-cell table:style-name="TableCell69" table:number-rows-spanned="2">
            <text:p text:style-name="P70"><text:span text:style-name="T71">學分</text:span></text:p>
          </table:table-cell>
          <table:table-cell table:style-name="TableCell72">
            <text:p text:style-name="P73"/>
            <text:p text:style-name="P74">教務處填寫</text:p>
          </table:table-cell>
        </table:table-row>
        <table:table-row table:style-name="TableRow75">
          <table:covered-table-cell>
            <text:p text:style-name="P76"/>
          </table:covered-table-cell>
          <table:covered-table-cell>
            <text:p text:style-name="P77"/>
          </table:covered-table-cell>
          <table:table-cell table:style-name="TableCell78" table:number-rows-spanned="15">
            <text:p text:style-name="內文"><text:span text:style-name="T79">★</text:span><text:span text:style-name="T80">學士班</text:span><text:span text:style-name="T81">(1~4</text:span><text:span text:style-name="T82">年級、法律系</text:span><text:span text:style-name="T83">1~5</text:span><text:span text:style-name="T84">年級</text:span><text:span text:style-name="T85">)</text:span><text:span text:style-name="T86">及碩博士班</text:span><text:span text:style-name="T87">(1~2</text:span><text:span text:style-name="T88">年級、法律專業碩士班</text:span><text:span text:style-name="T89">1~3</text:span><text:span text:style-name="T90">年級</text:span><text:span text:style-name="T91">)</text:span></text:p>
            <text:p text:style-name="P92"><text:span text:style-name="T93"><text:s text:c="2"/>□</text:span><text:span text:style-name="T94">預定加修教育學程科目</text:span><text:span text:style-name="T95">（ＰＥＤ）</text:span><text:span text:style-name="T96">總計</text:span><text:span text:style-name="T97"><text:s/></text:span><text:span text:style-name="T98"><text:s text:c="5"/></text:span><text:span text:style-name="T99"><text:s/></text:span><text:span text:style-name="T100">學分</text:span></text:p>
            <text:p text:style-name="P101"><text:span text:style-name="T102"><text:s text:c="2"/>□</text:span><text:span text:style-name="T103">預定加貸音樂選修個別指導費</text:span><text:span text:style-name="T104"><text:s text:c="10"/></text:span><text:span text:style-name="T105">元</text:span></text:p>
            <text:p text:style-name="內文"><text:span text:style-name="T106">★</text:span><text:span text:style-name="T107">學士班延修生及碩博士班高年級生</text:span></text:p>
            <text:p text:style-name="P108"><text:span text:style-name="T109"><text:s text:c="2"/>□</text:span><text:span text:style-name="T110">預定修讀一般科目總計</text:span><text:span text:style-name="T111"><text:s text:c="2"/></text:span><text:span text:style-name="T112">2</text:span><text:span text:style-name="T113"><text:s text:c="2"/></text:span><text:span text:style-name="T114">學分</text:span></text:p>
            <text:p text:style-name="P115"><text:span text:style-name="T116">　</text:span><text:span text:style-name="T117"><text:s text:c="2"/></text:span><text:span text:style-name="T118">含語練</text:span><text:span text:style-name="T119"><text:s text:c="5"/></text:span><text:span text:style-name="T120">　；</text:span><text:span text:style-name="T121">０學分體育</text:span><text:span text:style-name="T122"><text:s text:c="5"/></text:span><text:span text:style-name="T123">科</text:span><text:span text:style-name="T124">　　　　　　　</text:span></text:p>
            <text:p text:style-name="P125"><text:span text:style-name="T126"><text:s text:c="2"/>□</text:span><text:span text:style-name="T127">預定修讀教育學程科目總計</text:span><text:span text:style-name="T128"><text:s/></text:span><text:span text:style-name="T129"><text:s text:c="6"/></text:span><text:span text:style-name="T130"><text:s/></text:span><text:span text:style-name="T131">學分</text:span></text:p>
            <text:p text:style-name="內文"><text:span text:style-name="T132"><text:s text:c="2"/>□</text:span><text:span text:style-name="T133">預定加貸音樂選修個別指導費</text:span><text:span text:style-name="T134"><text:s text:c="4"/></text:span><text:span text:style-name="T135">　</text:span><text:span text:style-name="T136"><text:s text:c="4"/></text:span><text:span text:style-name="T137">元</text:span></text:p>
            <text:p text:style-name="內文"><text:span text:style-name="T138"><text:s text:c="2"/>□</text:span><text:span text:style-name="T139">修讀</text:span><text:span text:style-name="T140">超過１０學分</text:span><text:span text:style-name="T141">更改為全額學雜費繳費單</text:span></text:p>
            <text:p text:style-name="內文"><text:span text:style-name="T142">★</text:span><text:span text:style-name="T143">進修學士班學生</text:span></text:p>
            <text:p text:style-name="內文"><text:span text:style-name="T144"><text:s text:c="2"/></text:span><text:span text:style-name="T145">□</text:span><text:span text:style-name="T146">預定修讀</text:span><text:span text:style-name="T147"><text:s text:c="3"/></text:span><text:span text:style-name="T148">2</text:span><text:span text:style-name="T149"><text:s text:c="2"/></text:span><text:span text:style-name="T150">學分</text:span><text:span text:style-name="T151"><text:s text:c="2"/></text:span><text:span text:style-name="T152">2</text:span><text:span text:style-name="T153"><text:s text:c="2"/></text:span><text:span text:style-name="T154">小時　含語練</text:span><text:span text:style-name="T155"><text:s text:c="5"/></text:span></text:p>
            <text:p text:style-name="內文"><text:span text:style-name="T156">★</text:span><text:span text:style-name="T157">碩士在職專班學生</text:span></text:p>
            <text:p text:style-name="內文"><text:span text:style-name="T158"><text:s text:c="2"/></text:span><text:span text:style-name="T159">已累計修讀碩專班課程</text:span><text:span text:style-name="T160">　</text:span><text:span text:style-name="T161"><text:s text:c="2"/></text:span><text:span text:style-name="T162">分（含不及格科目）</text:span></text:p>
            <text:p text:style-name="內文"><text:span text:style-name="T163"><text:s text:c="2"/>□</text:span><text:span text:style-name="T164">預定修讀</text:span><text:span text:style-name="T165"><text:s text:c="6"/></text:span><text:span text:style-name="T166">碩專班學分（金額較高者）</text:span></text:p>
            <text:p text:style-name="內文"><text:span text:style-name="T167"><text:s text:c="2"/>□</text:span><text:span text:style-name="T168">預定修讀</text:span><text:span text:style-name="T169"><text:s text:c="3"/></text:span><text:span text:style-name="T170">　</text:span><text:span text:style-name="T171"><text:s text:c="2"/></text:span><text:span text:style-name="T172">預先修學分（金額較低者）</text:span></text:p>
            <text:p text:style-name="P173"><text:s text:c="2"/>法律系專業組１～３年級每學期皆預收６個碩專班學分</text:p>
            <text:p text:style-name="P174"><text:span text:style-name="T175"><text:s text:c="2"/></text:span><text:span text:style-name="T176">費，超出</text:span><text:span text:style-name="T177">6</text:span><text:span text:style-name="T178">學分部分皆以預先修學分費計</text:span></text:p>
          </table:table-cell>
        </table:table-row>
        <table:table-row table:style-name="TableRow179">
          <table:table-cell table:style-name="TableCell180">
            <text:p text:style-name="P181">英語簡報與溝通技巧</text:p>
          </table:table-cell>
          <table:table-cell table:style-name="TableCell182">
            <text:p text:style-name="P183">2</text:p>
          </table:table-cell>
          <table:covered-table-cell>
            <text:p text:style-name="P184"/>
          </table:covered-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covered-table-cell>
            <text:p text:style-name="P190"/>
          </table:covered-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covered-table-cell>
            <text:p text:style-name="P196"/>
          </table:covered-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covered-table-cell>
            <text:p text:style-name="P202"/>
          </table:covered-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covered-table-cell>
            <text:p text:style-name="P208"/>
          </table:covered-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covered-table-cell>
            <text:p text:style-name="P214"/>
          </table:covered-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covered-table-cell>
            <text:p text:style-name="P220"/>
          </table:covered-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covered-table-cell>
            <text:p text:style-name="P226"/>
          </table:covered-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covered-table-cell>
            <text:p text:style-name="P232"/>
          </table:covered-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covered-table-cell>
            <text:p text:style-name="P238"/>
          </table:covered-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covered-table-cell>
            <text:p text:style-name="P244"/>
          </table:covered-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covered-table-cell>
            <text:p text:style-name="P250"/>
          </table:covered-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covered-table-cell>
            <text:p text:style-name="P256"/>
          </table:covered-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covered-table-cell>
            <text:p text:style-name="P262"/>
          </table:covered-table-cell>
        </table:table-row>
      </table:table>
      <text:p text:style-name="P263"/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<text:span text:style-name="T270">教務處註冊課務組</text:span></text:p>
          </table:table-cell>
          <table:table-cell table:style-name="TableCell271">
            <text:p text:style-name="P272"><text:span text:style-name="T273">會計室審核</text:span></text:p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P279">注意事項：</text:p>
      <text:list text:style-name="LFO1" text:continue-numbering="true">
        <text:list-item>
          <text:p text:style-name="P280"><text:span text:style-name="T281">學生可依個人該學期預定修讀學分數</text:span><text:span text:style-name="T282">，</text:span><text:span text:style-name="T283">於收到期初學雜費繳費單時</text:span><text:span text:style-name="T284">，填寫本申請單，</text:span><text:span text:style-name="T285">主動向註課組及會計室提出異動學分數之申請</text:span><text:span text:style-name="T286">，</text:span><text:span text:style-name="T287">以更改個人的預修學分數</text:span><text:span text:style-name="T288">，</text:span><text:span text:style-name="T289">最後仍依選課清單顯示實際選課結果計算費用</text:span><text:span text:style-name="T290">。</text:span><text:span text:style-name="T291">(</text:span><text:span text:style-name="T292">課程仍須由學生自行上網進行加退選</text:span><text:span text:style-name="T293">)</text:span></text:p>
        </text:list-item>
        <text:list-item>
          <text:p text:style-name="P294">申請方式：</text:p>
        </text:list-item>
      </text:list>
      <text:list text:style-name="LFO2" text:continue-numbering="true">
        <text:list-item>
          <text:p text:style-name="P295"><text:span text:style-name="T296">傳真或電子郵件申請：填寫期初預修學分數異動申請表</text:span><text:span text:style-name="T297">→</text:span><text:span text:style-name="T298">傳真：</text:span><text:span text:style-name="T299">(02)23890953</text:span><text:span text:style-name="T300">或</text:span><text:span text:style-name="T301">E-mail</text:span><text:span text:style-name="T302">：</text:span><text:a xlink:href="mailto:klsu@scu.edu.tw" office:target-frame-name="_top" xlink:show="replace"><text:span text:style-name="T303">klsu@scu.edu.tw</text:span></text:a><text:span text:style-name="T304"><text:s/></text:span><text:span text:style-name="T305">→</text:span><text:span text:style-name="T306">註課組承辦人蓋職章核可並送會計室審核更改學分學雜費繳費金額</text:span><text:span text:style-name="T307"><text:s/>→</text:span><text:span text:style-name="T308">學生自行上網列印新繳費單繳費。</text:span></text:p>
        </text:list-item>
        <text:list-item>
          <text:p text:style-name="P309">學生臨櫃申請：填寫期初預修學分數異動申請表→註課組承辦人蓋職章核可→學生持申請表至會計室審核更改學分學雜費繳費金額<text:s/>→會計室印新繳費單或學生自行上網列印新繳費單繳費。</text:p>
        </text:list-item>
      </text:list>
      <text:p text:style-name="P310"><text:span text:style-name="T311"><text:s text:c="2"/></text:span><text:span text:style-name="T312">【承辦人：蘇克立，電話：</text:span><text:span text:style-name="T313">2311-1531</text:span><text:span text:style-name="T314">轉</text:span><text:span text:style-name="T315">2312<text:s/></text:span><text:span text:style-name="T316">】</text:span><text:span text:style-name="T317">。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.0013in" text:min-label-width="0.3333in" text:list-level-position-and-space-mode="label-alignment">
          <style:list-level-label-alignment text:label-followed-by="listtab" fo:margin-left="0.334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4" style:num-suffix="." style:num-format="1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7" style:num-suffix="." style:num-format="1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4" style:num-suffix="." style:num-format="1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7" style:num-suffix="." style:num-format="1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888in" fo:margin-left="0.5909in" fo:margin-bottom="0.1576in" fo:margin-right="0.6888in" style:num-format="1" style:writing-mode="lr-tb" style:layout-grid-mode="line" style:layout-grid-lines="45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cu</meta:initial-creator>
    <dc:creator>劉姮</dc:creator>
    <meta:creation-date>2021-11-10T08:58:00Z</meta:creation-date>
    <dc:date>2025-08-07T06:29:00Z</dc:date>
    <meta:print-date>2020-02-19T01:19:00Z</meta:print-date>
    <meta:template xlink:href="Normal" xlink:type="simple"/>
    <meta:editing-cycles>4</meta:editing-cycles>
    <meta:editing-duration>PT300S</meta:editing-duration>
    <meta:document-statistic meta:page-count="1" meta:paragraph-count="2" meta:word-count="161" meta:character-count="1081" meta:row-count="7" meta:non-whitespace-character-count="922"/>
  </office:meta>
</office:document-meta>
</file>